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6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61b22" officeooo:paragraph-rsid="0040be8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font-weight="bold" officeooo:rsid="003ca689" style:font-weight-asian="bold" style:font-weight-complex="bold"/>
    </style:style>
    <style:style style:name="T6" style:family="text">
      <style:text-properties fo:font-weight="bold" officeooo:rsid="0040be82" style:font-weight-asian="bold" style:font-weight-complex="bold"/>
    </style:style>
    <style:style style:name="T7" style:family="text">
      <style:text-properties fo:color="#c0c0c0" loext:opacity="100%"/>
    </style:style>
    <style:style style:name="T8" style:family="text">
      <style:text-properties fo:color="#c0c0c0" loext:opacity="100%" fo:font-weight="bold" officeooo:rsid="002deeba" style:font-weight-asian="bold" style:font-weight-complex="bold"/>
    </style:style>
    <style:style style:name="T9" style:family="text">
      <style:text-properties fo:color="#808000" loext:opacity="100%"/>
    </style:style>
    <style:style style:name="T10" style:family="text">
      <style:text-properties fo:color="#00a933" loext:opacity="100%" fo:font-weight="normal" officeooo:rsid="003ca689" style:font-weight-asian="normal" style:font-weight-complex="normal"/>
    </style:style>
    <style:style style:name="T11" style:family="text">
      <style:text-properties fo:color="#00a933" loext:opacity="100%" fo:font-weight="normal" officeooo:rsid="003dc9a5" style:font-weight-asian="normal" style:font-weight-complex="normal"/>
    </style:style>
    <style:style style:name="T12" style:family="text">
      <style:text-properties fo:font-variant="normal" fo:text-transform="none" fo:color="#1f2328" loext:opacity="100%" style:font-name="ui-monospace" fo:font-size="10.5pt" fo:letter-spacing="normal" fo:font-style="normal" fo:font-weight="normal" officeooo:rsid="003dc9a5" style:font-weight-asian="normal" style:font-weight-complex="normal"/>
    </style:style>
    <style:style style:name="T13" style:family="text">
      <style:text-properties fo:color="#000000" loext:opacity="100%" fo:font-weight="normal" officeooo:rsid="003dc9a5" style:font-weight-asian="normal" style:font-weight-complex="normal"/>
    </style:style>
    <style:style style:name="T14" style:family="text">
      <style:text-properties officeooo:rsid="002dee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2">nm -D /usr/local/cuda-12.2/targets/x86_64-linux/lib/libOpenCL.so</text:p>
      <text:p text:style-name="P2"/>
      <text:p text:style-name="P2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2"/>
      <text:p text:style-name="P3">Conda in script</text:p>
      <text:p text:style-name="P5">#! /usr/bin/bash</text:p>
      <text:p text:style-name="P5">source /home/user/anaconda3/etc/profile.d/conda.sh</text:p>
      <text:p text:style-name="P5">conda activate yolo5</text:p>
      <text:p text:style-name="P5"/>
      <text:p text:style-name="P4">Проверка загрузки NPU</text:p>
      <text:p text:style-name="P5"><text:span text:style-name="Strong_20_Emphasis"><text:span text:style-name="T1">watch -n 1 cat /sys/kernel/debug/rknpu/load</text:span></text:span></text:p>
      <text:p text:style-name="P5"><text:span text:style-name="Strong_20_Emphasis"><text:span text:style-name="T1"/></text:span></text:p>
      <text:p text:style-name="P7"><text:span text:style-name="Strong_20_Emphasis"><text:span text:style-name="T4">Поиск текста в файлах директории</text:span></text:span></text:p>
      <text:p text:style-name="P6"><text:span text:style-name="Strong_20_Emphasis"><text:span text:style-name="T2">grep -iRl "фраза" /директория/где/искать</text:span></text:span></text:p>
      <text:p text:style-name="P7"><text:span text:style-name="Strong_20_Emphasis"><text:span text:style-name="T4"/></text:span></text:p>
      <text:p text:style-name="P6"><text:span text:style-name="Strong_20_Emphasis"><text:span text:style-name="T4">вывести</text:span></text:span><text:span text:style-name="Strong_20_Emphasis"><text:span text:style-name="T8"> </text:span></text:span><text:span text:style-name="Strong_20_Emphasis"><text:span text:style-name="T4">переменные</text:span></text:span><text:span text:style-name="Strong_20_Emphasis"><text:span text:style-name="T8"> </text:span></text:span><text:span text:style-name="Strong_20_Emphasis"><text:span text:style-name="T4">CMake:</text:span></text:span></text:p>
      <text:p text:style-name="P15">get_cmake_property(_variableNames<text:span text:style-name="T7"> </text:span>VARIABLES)</text:p>
      <text:p text:style-name="P15">list<text:span text:style-name="T7"> </text:span>(SORT<text:span text:style-name="T7"> </text:span>_variableNames)</text:p>
      <text:p text:style-name="P15"><text:span text:style-name="T9">foreach</text:span><text:span text:style-name="T7"> </text:span>(_variableName<text:span text:style-name="T7"> </text:span>${_variableNames})</text:p>
      <text:p text:style-name="P15"><text:span text:style-name="T7"><text:s text:c="4"/></text:span>message(STATUS<text:span text:style-name="T7"> </text:span>"${_variableName}=${${_variableName}}")</text:p>
      <text:p text:style-name="P15">endforeach()</text:p>
      <text:p text:style-name="P7"><text:span text:style-name="Strong_20_Emphasis"><text:span text:style-name="T4"/></text:span></text:p>
      <text:p text:style-name="P7"><text:a xlink:type="simple" xlink:href="https://habr.com/ru/articles/683204/" text:style-name="Internet_20_link" text:visited-style-name="Visited_20_Internet_20_Link"><text:span text:style-name="Strong_20_Emphasis"><text:span text:style-name="T4">https://habr.com/ru/articles/683204/</text:span></text:span></text:a><text:span text:style-name="Strong_20_Emphasis"><text:span text:style-name="T4"> <text:s/>Руководство по CMake для разработчиков C++ библиотек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18"><text:span text:style-name="Strong_20_Emphasis"><text:span text:style-name="T6">Cmake архитектура машины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2">if (${CMAKE_HOST_SYSTEM_PROCESSOR} MATCHES "x86_64")</text:span></text:span></text:p>
      <text:p text:style-name="P7"><text:span text:style-name="Strong_20_Emphasis"><text:span text:style-name="T2"><text:s text:c="4"/>message("SYSTEM_ARCH: ${CMAKE_HOST_SYSTEM_PROCESSOR}")</text:span></text:span></text:p>
      <text:p text:style-name="P7"><text:span text:style-name="Strong_20_Emphasis"><text:span text:style-name="T2"><text:s text:c="4"/>set(OpenCV_DIR $ENV{HOME}/opencv/install_4_7_0_contrib_cuda)</text:span></text:span></text:p>
      <text:p text:style-name="P7"><text:span text:style-name="Strong_20_Emphasis"><text:span text:style-name="T2"><text:s text:c="4"/>add_definitions(-DARCH_X86_64)</text:span></text:span></text:p>
      <text:p text:style-name="P7"><text:span text:style-name="Strong_20_Emphasis"><text:span text:style-name="T2">endif()</text:span></text:span></text:p>
      <text:p text:style-name="P7"><text:span text:style-name="Strong_20_Emphasis"><text:span text:style-name="T1"/></text:span></text:p>
      <text:p text:style-name="P7"><text:span text:style-name="Strong_20_Emphasis"><text:span text:style-name="T4"/></text:span></text:p>
      <text:p text:style-name="P7"><text:span text:style-name="Strong_20_Emphasis"><text:span text:style-name="T4">Поток данных по каналу может быть перехвачен и помещен в файл (но не в другой канал) с помощью команды tee</text:span></text:span></text:p>
      <text:p text:style-name="P7"><text:span text:style-name="Strong_20_Emphasis"><text:span text:style-name="T2">$ (date; who) | tee save | wc</text:span></text:span></text:p>
      <text:p text:style-name="P7"><text:span text:style-name="Strong_20_Emphasis"><text:span text:style-name="T2"><text:tab/><text:tab/>3 <text:s/>16 <text:s/>89</text:span></text:span></text:p>
      <text:p text:style-name="P7"><text:span text:style-name="Strong_20_Emphasis"><text:span text:style-name="T2">cat save</text:span></text:span></text:p>
      <text:p text:style-name="P7"><text:span text:style-name="Strong_20_Emphasis"><text:span text:style-name="T2">Fri Oct 11 03:24:42 PM MSK 2024</text:span></text:span></text:p>
      <text:p text:style-name="P7"><text:span text:style-name="Strong_20_Emphasis"><text:span text:style-name="T2">user <text:s text:c="4"/>:1 <text:s text:c="10"/>2024-10-11 09:47 (:1)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8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8"><text:span text:style-name="Strong_20_Emphasis"><text:span text:style-name="T2">«в фоновом режиме»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8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var<text:tab/><text:tab/>значение переменной оболочки var</text:span></text:span></text:p>
      <text:p text:style-name="P8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8"><text:span text:style-name="Strong_20_Emphasis"><text:span text:style-name="T2">p1 &amp;&amp; p2<text:tab/>запускает p1; в случае успеха запускает p2</text:span></text:span></text:p>
      <text:p text:style-name="P8"><text:span text:style-name="Strong_20_Emphasis"><text:span text:style-name="T2">p1 || p2<text:tab/>запускает p1; в случае неудачи запускает p2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8"><text:span text:style-name="Strong_20_Emphasis"><text:span text:style-name="T2"/></text:span></text:p>
      <text:p text:style-name="P9"><text:span text:style-name="Strong_20_Emphasis"><text:span text:style-name="T2">$ echo 'chmod +x $1' &gt;cx <text:s/><text:tab/><text:tab/>Сначала создать cx</text:span></text:span></text:p>
      <text:p text:style-name="P9"><text:span text:style-name="Strong_20_Emphasis"><text:span text:style-name="T2">$ sh cx cx<text:tab/><text:tab/><text:tab/><text:tab/><text:tab/>Сделать файл cx исполняемым</text:span></text:span></text:p>
      <text:p text:style-name="P9"><text:span text:style-name="Strong_20_Emphasis"><text:span text:style-name="T2">$ echo echo Hi, there! &gt;hello<text:tab/><text:tab/>Создать тестовую программу</text:span></text:span></text:p>
      <text:p text:style-name="P9"><text:span text:style-name="Strong_20_Emphasis"><text:span text:style-name="T2">$ hello<text:tab/><text:tab/><text:tab/><text:tab/><text:tab/>Опробовать ее</text:span></text:span></text:p>
      <text:p text:style-name="P8"><text:span text:style-name="Strong_20_Emphasis"><text:span text:style-name="T2">hello: cannot execute</text:span></text:span></text:p>
      <text:p text:style-name="P9"><text:span text:style-name="Strong_20_Emphasis"><text:span text:style-name="T2">$ cx hello<text:tab/><text:tab/><text:tab/><text:tab/><text:tab/>Сделать ее исполняемой</text:span></text:span></text:p>
      <text:p text:style-name="P9"><text:soft-page-break/><text:span text:style-name="Strong_20_Emphasis"><text:span text:style-name="T2">$ hello<text:tab/><text:tab/><text:tab/><text:tab/><text:tab/>Попробовать еще раз</text:span></text:span></text:p>
      <text:p text:style-name="P9"><text:span text:style-name="Strong_20_Emphasis"><text:span text:style-name="T2">Hi, there!<text:tab/><text:tab/><text:tab/><text:tab/><text:tab/>Работает</text:span></text:span></text:p>
      <text:p text:style-name="P8"><text:span text:style-name="Strong_20_Emphasis"><text:span text:style-name="T4">$ mv cx /usr/you/bin</text:span></text:span></text:p>
      <text:p text:style-name="P8"><text:span text:style-name="Strong_20_Emphasis"><text:span text:style-name="T2">$ rm hello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4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8"><text:span text:style-name="Strong_20_Emphasis"><text:span text:style-name="T4">echo At the tone the time will be `date`.</text:span></text:span></text:p>
      <text:p text:style-name="P8"><text:span text:style-name="Strong_20_Emphasis"><text:span text:style-name="T2">At the tone the time will be Fri Oct 11 04:39:07 PM MSK 2024.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/></text:span></text:p>
      <text:p text:style-name="P8"><text:span text:style-name="Strong_20_Emphasis"><text:span text:style-name="T2"/></text:span></text:p>
      <text:p text:style-name="P8"><text:span text:style-name="Strong_20_Emphasis"><text:span text:style-name="T2">Установить cx</text:span></text:span></text:p>
      <text:p text:style-name="P8"><text:span text:style-name="Strong_20_Emphasis"><text:span text:style-name="T2">Очистить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echo 'echo $x' &gt;echox</text:span></text:span></text:p>
      <text:p text:style-name="P8"><text:span text:style-name="Strong_20_Emphasis"><text:span text:style-name="T2">$ cx echox</text:span></text:span></text:p>
      <text:p text:style-name="P8"><text:span text:style-name="Strong_20_Emphasis"><text:span text:style-name="T2">$ echo $x</text:span></text:span></text:p>
      <text:p text:style-name="P10"><text:span text:style-name="Strong_20_Emphasis"><text:span text:style-name="T2">Hello<text:tab/><text:tab/><text:tab/>Как и раньше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echox</text:span></text:span></text:p>
      <text:p text:style-name="P8"><text:span text:style-name="Strong_20_Emphasis"><text:span text:style-name="T2"><text:tab/><text:tab/><text:tab/>В подоболочке x не установлена</text:span></text:span></text:p>
      <text:p text:style-name="P8"><text:span text:style-name="Strong_20_Emphasis"><text:span text:style-name="T2">$ x=Hi echox</text:span></text:span></text:p>
      <text:p text:style-name="P10"><text:span text:style-name="Strong_20_Emphasis"><text:span text:style-name="T2">Hi<text:tab/><text:tab/><text:tab/>Значение x передано в подоболочку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8"><text:span text:style-name="Strong_20_Emphasis"><text:span text:style-name="T2">&gt;file<text:tab/><text:tab/><text:tab/>направляет стандартный вывод в file</text:span></text:span></text:p>
      <text:p text:style-name="P8"><text:span text:style-name="Strong_20_Emphasis"><text:span text:style-name="T2">&gt;&gt;file<text:tab/><text:tab/>добавляет стандартный вывод в file</text:span></text:span></text:p>
      <text:p text:style-name="P8"><text:span text:style-name="Strong_20_Emphasis"><text:span text:style-name="T2">&lt;file<text:tab/><text:tab/><text:tab/>получает стандартный ввод из file</text:span></text:span></text:p>
      <text:p text:style-name="P8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8"><text:span text:style-name="Strong_20_Emphasis"><text:span text:style-name="T2">^<text:tab/><text:tab/><text:tab/>устаревший синоним для |</text:span></text:span></text:p>
      <text:p text:style-name="P8"><text:span text:style-name="Strong_20_Emphasis"><text:span text:style-name="T2">n&gt;file<text:tab/><text:tab/>прямой вывод из файлового дескриптора n в file</text:span></text:span></text:p>
      <text:p text:style-name="P8"><text:span text:style-name="Strong_20_Emphasis"><text:span text:style-name="T2">n&gt;&gt;file<text:tab/><text:tab/>добавляет вывод из файлового дескриптора n в file</text:span></text:span></text:p>
      <text:p text:style-name="P8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8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8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8"><text:span text:style-name="Strong_20_Emphasis"><text:span text:style-name="T2">&lt;&lt;\s<text:tab/><text:tab/><text:tab/>встроенный документ без подстановок</text:span></text:span></text:p>
      <text:p text:style-name="P8"><text:span text:style-name="Strong_20_Emphasis"><text:span text:style-name="T2">&lt;&lt;'s'<text:tab/><text:tab/><text:tab/>встроенный документ без подстановок</text:span></text:span></text:p>
      <text:p text:style-name="P8"><text:span text:style-name="Strong_20_Emphasis"><text:span text:style-name="T2"/></text:span></text:p>
      <text:p text:style-name="P13"><text:span text:style-name="Strong_20_Emphasis"><text:span text:style-name="T5">pstree <text:s/></text:span></text:span><text:span text:style-name="Strong_20_Emphasis"><text:span text:style-name="T10">дерево процессов</text:span></text:span></text:p>
      <text:p text:style-name="P13"><text:span text:style-name="Strong_20_Emphasis"><text:span text:style-name="T10"/></text:span></text:p>
      <text:p text:style-name="P12"><text:span text:style-name="Strong_20_Emphasis"><text:span text:style-name="T11"/></text:span></text:p>
      <text:p text:style-name="P14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13"> <text:s/></text:span></text:span><text:span text:style-name="Strong_20_Emphasis"><text:span text:style-name="T11">add Open in Terminal context menu</text:span></text:span></text:p>
      <text:p text:style-name="P11"><text:span text:style-name="Strong_20_Emphasis"><text:span text:style-name="T12">sudo apt install python3-nautilus python3-pip gir1.2-gtk-4.0</text:span></text:span></text:p>
      <text:p text:style-name="P11"><text:span text:style-name="Strong_20_Emphasis"><text:span text:style-name="T12">pip install nautilus-open-any-terminal --break-system-packages</text:span></text:span></text:p>
      <text:p text:style-name="P11"><text:span text:style-name="Strong_20_Emphasis"><text:span text:style-name="T12">glib-compile-schemas ~/.local/share/glib-2.0/schemas/</text:span></text:span></text:p>
      <text:p text:style-name="P16">nautilus -q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11-06T12:11:25.002419065</dc:date>
    <meta:editing-duration>PT11H23M45S</meta:editing-duration>
    <meta:editing-cycles>54</meta:editing-cycles>
    <meta:generator>LibreOffice/7.3.7.2$Linux_X86_64 LibreOffice_project/30$Build-2</meta:generator>
    <meta:document-statistic meta:table-count="0" meta:image-count="0" meta:object-count="0" meta:page-count="2" meta:paragraph-count="85" meta:word-count="609" meta:character-count="4433" meta:non-whitespace-character-count="3817"/>
  </office:meta>
</office:document-meta>
</file>